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381cm" draw:marker-end-width="0.381cm" draw:textarea-horizontal-align="justify" draw:textarea-vertical-align="top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top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0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2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6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0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95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0.161cm" svg:height="17.88cm" svg:x="11.504cm" svg:y="1.805cm">
          <text:p text:style-name="P1"><text:span text:style-name="T1"/></text:p>
          <text:p text:style-name="P1"><text:span text:style-name="T1">User-side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62cm" svg:height="7.955cm" svg:x="12.774cm" svg:y="6.95cm">
          <text:p text:style-name="P1"><text:span text:style-name="T2"/></text:p>
          <text:p text:style-name="P1"><text:span text:style-name="T2">Accelerated loop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774cm" svg:y1="5.38cm" svg:x2="19.124cm" svg:y2="5.38cm">
          <text:p/>
        </draw:line>
        <draw:line draw:style-name="gr3" draw:text-style-name="P1" draw:layer="layout" svg:x1="12.774cm" svg:y1="5.615cm" svg:x2="17.854cm" svg:y2="5.615cm">
          <text:p/>
        </draw:line>
        <draw:line draw:style-name="gr3" draw:text-style-name="P1" draw:layer="layout" svg:x1="12.774cm" svg:y1="5.88cm" svg:x2="18.489cm" svg:y2="5.88cm">
          <text:p/>
        </draw:line>
        <draw:line draw:style-name="gr3" draw:text-style-name="P1" draw:layer="layout" svg:x1="12.774cm" svg:y1="6.08cm" svg:x2="18.87cm" svg:y2="6.08cm">
          <text:p/>
        </draw:line>
        <draw:line draw:style-name="gr3" draw:text-style-name="P1" draw:layer="layout" svg:x1="12.774cm" svg:y1="6.315cm" svg:x2="16.584cm" svg:y2="6.315cm">
          <text:p/>
        </draw:line>
        <draw:line draw:style-name="gr3" draw:text-style-name="P1" draw:layer="layout" svg:x1="12.774cm" svg:y1="6.58cm" svg:x2="17.219cm" svg:y2="6.58cm">
          <text:p/>
        </draw:line>
        <draw:line draw:style-name="gr3" draw:text-style-name="P1" draw:layer="layout" svg:x1="12.774cm" svg:y1="15.28cm" svg:x2="19.124cm" svg:y2="15.28cm">
          <text:p/>
        </draw:line>
        <draw:line draw:style-name="gr3" draw:text-style-name="P1" draw:layer="layout" svg:x1="12.774cm" svg:y1="15.515cm" svg:x2="17.854cm" svg:y2="15.515cm">
          <text:p/>
        </draw:line>
        <draw:line draw:style-name="gr3" draw:text-style-name="P1" draw:layer="layout" svg:x1="12.774cm" svg:y1="15.78cm" svg:x2="18.489cm" svg:y2="15.78cm">
          <text:p/>
        </draw:line>
        <draw:line draw:style-name="gr3" draw:text-style-name="P1" draw:layer="layout" svg:x1="12.774cm" svg:y1="15.98cm" svg:x2="18.87cm" svg:y2="15.98cm">
          <text:p/>
        </draw:line>
        <draw:line draw:style-name="gr3" draw:text-style-name="P1" draw:layer="layout" svg:x1="12.774cm" svg:y1="16.215cm" svg:x2="16.584cm" svg:y2="16.215cm">
          <text:p/>
        </draw:line>
        <draw:line draw:style-name="gr3" draw:text-style-name="P1" draw:layer="layout" svg:x1="12.774cm" svg:y1="16.48cm" svg:x2="17.219cm" svg:y2="16.48cm">
          <text:p/>
        </draw:line>
        <draw:line draw:style-name="gr3" draw:text-style-name="P1" draw:layer="layout" svg:x1="12.774cm" svg:y1="16.726cm" svg:x2="19.124cm" svg:y2="16.726cm">
          <text:p/>
        </draw:line>
        <draw:line draw:style-name="gr3" draw:text-style-name="P1" draw:layer="layout" svg:x1="12.774cm" svg:y1="16.961cm" svg:x2="17.854cm" svg:y2="16.961cm">
          <text:p/>
        </draw:line>
        <draw:line draw:style-name="gr3" draw:text-style-name="P1" draw:layer="layout" svg:x1="12.774cm" svg:y1="17.226cm" svg:x2="18.489cm" svg:y2="17.226cm">
          <text:p/>
        </draw:line>
        <draw:line draw:style-name="gr3" draw:text-style-name="P1" draw:layer="layout" svg:x1="12.774cm" svg:y1="17.426cm" svg:x2="18.87cm" svg:y2="17.426cm">
          <text:p/>
        </draw:line>
        <draw:line draw:style-name="gr3" draw:text-style-name="P1" draw:layer="layout" svg:x1="12.774cm" svg:y1="17.661cm" svg:x2="16.584cm" svg:y2="17.661cm">
          <text:p/>
        </draw:line>
        <draw:line draw:style-name="gr3" draw:text-style-name="P1" draw:layer="layout" svg:x1="12.774cm" svg:y1="17.926cm" svg:x2="17.219cm" svg:y2="17.926cm">
          <text:p/>
        </draw:line>
        <draw:custom-shape draw:style-name="gr4" draw:text-style-name="P4" xml:id="id3" draw:id="id3" draw:layer="layout" svg:width="5.08cm" svg:height="1.905cm" svg:x="14.144cm" svg:y="10.46cm">
          <text:p text:style-name="P1"><text:span text:style-name="T3">Original loop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1" draw:id="id11" draw:layer="layout" svg:width="5.08cm" svg:height="1.905cm" svg:x="4.966cm" svg:y="6.371cm">
          <text:p text:style-name="P1"><text:span text:style-name="T3">Results</text:span></text:p>
          <text:p text:style-name="P1"><text:span text:style-name="T3">compariso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2.34cm" svg:height="2.44cm" svg:x="24.034cm" svg:y="8.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1" draw:id="id1" draw:layer="layout" svg:width="5.08cm" svg:height="1.605cm" svg:x="14.144cm" svg:y="7.42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6.684cm" svg:y1="9.025cm" svg:x2="24.034cm" svg:y2="9.64cm" draw:start-shape="id1" draw:start-glue-point="2" draw:end-shape="id2" draw:end-glue-point="5" svg:d="m16684 9025v615h7350">
          <text:p/>
        </draw:connector>
        <draw:frame draw:style-name="gr8" draw:text-style-name="P5" draw:layer="layout" svg:width="3.846cm" svg:height="0.962cm" svg:x="23.234cm" svg:y="7.417cm">
          <draw:text-box>
            <text:p><text:span text:style-name="T3">Accelerate?</text:span></text:p>
          </draw:text-box>
        </draw:frame>
        <draw:connector draw:style-name="gr7" draw:text-style-name="P1" draw:layer="layout" svg:x1="25.204cm" svg:y1="10.86cm" svg:x2="19.224cm" svg:y2="11.412cm" draw:start-shape="id2" draw:start-glue-point="6" draw:end-shape="id3" draw:end-glue-point="1" svg:d="m25204 10860v552h-5980">
          <text:p/>
        </draw:connector>
        <draw:frame draw:style-name="gr9" draw:text-style-name="P5" draw:layer="layout" svg:width="1.455cm" svg:height="0.962cm" svg:x="23.234cm" svg:y="10.395cm">
          <draw:text-box>
            <text:p><text:span text:style-name="T3">NO</text:span></text:p>
          </draw:text-box>
        </draw:frame>
        <draw:custom-shape draw:style-name="gr4" draw:text-style-name="P4" xml:id="id4" draw:id="id4" draw:layer="layout" svg:width="7.62cm" svg:height="1.27cm" svg:x="28.949cm" svg:y="5.38cm">
          <text:p text:style-name="P1"><text:span text:style-name="T3">Parse kernel arg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619cm" svg:height="2.21cm" svg:x="28.95cm" svg:y="6.98cm">
          <text:p text:style-name="P1"><text:span text:style-name="T3">Duplicate kernel args</text:span></text:p>
          <text:p text:style-name="P1"><text:span text:style-name="T3">(if comparison enabled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618cm" svg:height="2.21cm" svg:x="28.951cm" svg:y="9.48cm">
          <text:p text:style-name="P1"><text:span text:style-name="T3">Account kernel</text:span></text:p>
          <text:p text:style-name="P1"><text:span text:style-name="T3">dependencies (modules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618cm" svg:height="2.21cm" svg:x="28.951cm" svg:y="11.98cm">
          <text:p text:style-name="P1"><text:span text:style-name="T3">Map or copy data</text:span></text:p>
          <text:p text:style-name="P1"><text:span text:style-name="T3">from host to devic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62cm" svg:height="1.27cm" svg:x="28.949cm" svg:y="14.48cm">
          <text:p text:style-name="P1"><text:span text:style-name="T3">Build, run, sync kerne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7.618cm" svg:height="2.21cm" svg:x="28.951cm" svg:y="16.08cm">
          <text:p text:style-name="P1"><text:span text:style-name="T3">Map or copy data</text:span></text:p>
          <text:p text:style-name="P1"><text:span text:style-name="T3">from device to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line-skew="0cm -0.769cm" svg:x1="26.374cm" svg:y1="9.64cm" svg:x2="32.759cm" svg:y2="5.38cm" draw:start-shape="id2" draw:start-glue-point="7" draw:end-shape="id4" draw:end-glue-point="0" svg:d="m26374 9640h1288v-5555h5097v1295">
          <text:p/>
        </draw:connector>
        <draw:custom-shape draw:style-name="gr5" draw:text-style-name="P1" xml:id="id6" draw:id="id6" draw:layer="layout" svg:width="2.34cm" svg:height="2.44cm" svg:x="24.034cm" svg:y="12.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0cm 0.277cm" svg:x1="32.76cm" svg:y1="18.29cm" svg:x2="26.374cm" svg:y2="13.94cm" draw:start-shape="id5" draw:start-glue-point="2" draw:end-shape="id6" draw:end-glue-point="7" svg:d="m32760 18290v526h-4820v-4876h-1566">
          <text:p/>
        </draw:connector>
        <draw:frame draw:style-name="gr10" draw:text-style-name="P5" xml:id="id7" draw:id="id7" draw:layer="layout" svg:width="3.457cm" svg:height="0.962cm" svg:x="23.434cm" svg:y="15.317cm">
          <draw:text-box>
            <text:p><text:span text:style-name="T3">Compare?</text:span></text:p>
          </draw:text-box>
        </draw:frame>
        <draw:custom-shape draw:style-name="gr6" draw:text-style-name="P1" xml:id="id8" draw:id="id8" draw:layer="layout" svg:width="1.27cm" svg:height="1.27cm" svg:x="19.514cm" svg:y="16.25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455cm" svg:height="0.962cm" svg:x="23.235cm" svg:y="16.995cm">
          <draw:text-box>
            <text:p><text:span text:style-name="T3">NO</text:span></text:p>
          </draw:text-box>
        </draw:frame>
        <draw:frame draw:style-name="gr11" draw:text-style-name="P5" draw:layer="layout" svg:width="1.772cm" svg:height="0.962cm" svg:x="26.135cm" svg:y="10.395cm">
          <draw:text-box>
            <text:p><text:span text:style-name="T3">YES</text:span></text:p>
          </draw:text-box>
        </draw:frame>
        <draw:connector draw:style-name="gr7" draw:text-style-name="P1" draw:layer="layout" svg:x1="25.162cm" svg:y1="16.279cm" svg:x2="20.784cm" svg:y2="16.885cm" draw:start-shape="id7" draw:start-glue-point="2" draw:end-shape="id8" draw:end-glue-point="1" svg:d="m25162 16279v606h-4378">
          <text:p/>
        </draw:connector>
        <draw:frame draw:style-name="gr11" draw:text-style-name="P5" draw:layer="layout" svg:width="1.772cm" svg:height="0.962cm" svg:x="22.035cm" svg:y="14.195cm">
          <draw:text-box>
            <text:p><text:span text:style-name="T3">YES</text:span></text:p>
          </draw:text-box>
        </draw:frame>
        <draw:custom-shape draw:style-name="gr5" draw:text-style-name="P1" xml:id="id9" draw:id="id9" draw:layer="layout" svg:width="2.34cm" svg:height="2.44cm" svg:x="6.335cm" svg:y="10.2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5" draw:layer="layout" svg:width="3.457cm" svg:height="0.962cm" svg:x="5.735cm" svg:y="12.918cm">
          <draw:text-box>
            <text:p><text:span text:style-name="T3">Compare?</text:span></text:p>
          </draw:text-box>
        </draw:frame>
        <draw:connector draw:style-name="gr7" draw:text-style-name="P1" draw:layer="layout" draw:type="line" svg:x1="14.144cm" svg:y1="11.412cm" svg:x2="8.675cm" svg:y2="11.441cm" draw:start-shape="id3" draw:start-glue-point="3" draw:end-shape="id9" draw:end-glue-point="7" svg:d="m14144 11412-5469 29">
          <text:p/>
        </draw:connector>
        <draw:custom-shape draw:style-name="gr6" draw:text-style-name="P1" draw:layer="layout" svg:width="1.27cm" svg:height="1.27cm" svg:x="16.062cm" svg:y="16.345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772cm" svg:height="0.962cm" svg:x="8.035cm" svg:y="8.895cm">
          <draw:text-box>
            <text:p><text:span text:style-name="T3">YES</text:span></text:p>
          </draw:text-box>
        </draw:frame>
        <draw:custom-shape draw:style-name="gr6" draw:text-style-name="P1" xml:id="id10" draw:id="id10" draw:layer="layout" svg:width="1.27cm" svg:height="1.27cm" svg:x="12.414cm" svg:y="16.25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0.47cm" svg:x1="6.335cm" svg:y1="11.441cm" svg:x2="12.414cm" svg:y2="16.885cm" draw:start-shape="id9" draw:start-glue-point="5" draw:end-shape="id10" svg:d="m6335 11441h-996v5444h7075">
          <text:p/>
        </draw:connector>
        <draw:frame draw:style-name="gr9" draw:text-style-name="P5" draw:layer="layout" svg:width="1.455cm" svg:height="0.962cm" svg:x="5.035cm" svg:y="10.395cm">
          <draw:text-box>
            <text:p><text:span text:style-name="T3">NO</text:span></text:p>
          </draw:text-box>
        </draw:frame>
        <draw:frame draw:style-name="gr12" draw:text-style-name="P6" draw:layer="layout" svg:width="5.722cm" svg:height="1.119cm" svg:x="29.859cm" svg:y="2.675cm">
          <draw:text-box>
            <text:p><text:span text:style-name="T1">Runtime library</text:span></text:p>
          </draw:text-box>
        </draw:frame>
        <draw:connector draw:style-name="gr7" draw:text-style-name="P1" draw:layer="layout" svg:x1="24.034cm" svg:y1="13.94cm" svg:x2="16.684cm" svg:y2="12.365cm" draw:start-shape="id6" draw:start-glue-point="5" draw:end-shape="id3" draw:end-glue-point="2" svg:d="m24034 13940h-7350v-1575">
          <text:p/>
        </draw:connector>
        <draw:connector draw:style-name="gr7" draw:text-style-name="P1" draw:layer="layout" svg:x1="7.505cm" svg:y1="10.221cm" svg:x2="7.506cm" svg:y2="8.276cm" draw:start-shape="id9" draw:start-glue-point="4" draw:end-shape="id11" draw:end-glue-point="2" svg:d="m7505 10221v-973h1v-972">
          <text:p/>
        </draw:connector>
        <draw:custom-shape draw:style-name="gr4" draw:text-style-name="P4" xml:id="id12" draw:id="id12" draw:layer="layout" svg:width="5.08cm" svg:height="1.905cm" svg:x="4.966cm" svg:y="4.172cm">
          <text:p text:style-name="P1"><text:span text:style-name="T3">Kernels</text:span></text:p>
          <text:p text:style-name="P1"><text:span text:style-name="T3">initialization</text:span></text:p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6.069cm" svg:height="1.119cm" svg:x="4.459cm" svg:y="2.676cm">
          <draw:text-box>
            <text:p><text:span text:style-name="T1">Generated code</text:span></text:p>
          </draw:text-box>
        </draw:frame>
        <draw:custom-shape draw:style-name="gr6" draw:text-style-name="P1" xml:id="id13" draw:id="id13" draw:layer="layout" svg:width="1.27cm" svg:height="1.27cm" svg:x="12.426cm" svg:y="4.49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774cm" svg:y1="4.181cm" svg:x2="19.124cm" svg:y2="4.181cm">
          <text:p/>
        </draw:line>
        <draw:line draw:style-name="gr3" draw:text-style-name="P1" draw:layer="layout" svg:x1="12.774cm" svg:y1="4.416cm" svg:x2="17.854cm" svg:y2="4.416cm">
          <text:p/>
        </draw:line>
        <draw:line draw:style-name="gr3" draw:text-style-name="P1" draw:layer="layout" svg:x1="12.774cm" svg:y1="4.681cm" svg:x2="18.489cm" svg:y2="4.681cm">
          <text:p/>
        </draw:line>
        <draw:line draw:style-name="gr3" draw:text-style-name="P1" draw:layer="layout" svg:x1="12.774cm" svg:y1="4.881cm" svg:x2="18.87cm" svg:y2="4.881cm">
          <text:p/>
        </draw:line>
        <draw:line draw:style-name="gr3" draw:text-style-name="P1" draw:layer="layout" svg:x1="12.774cm" svg:y1="5.116cm" svg:x2="16.584cm" svg:y2="5.116cm">
          <text:p/>
        </draw:line>
        <draw:connector draw:style-name="gr7" draw:text-style-name="P1" draw:layer="layout" svg:x1="10.046cm" svg:y1="5.124cm" svg:x2="12.426cm" svg:y2="5.126cm" draw:start-shape="id12" draw:start-glue-point="1" draw:end-shape="id13" draw:end-glue-point="3" svg:d="m10046 5124h1203v2h1177">
          <text:p/>
        </draw:connector>
        <draw:connector draw:style-name="gr7" draw:text-style-name="P1" draw:layer="layout" draw:line-skew="-0.371cm" svg:x1="4.966cm" svg:y1="7.323cm" svg:x2="12.414cm" svg:y2="16.885cm" draw:start-shape="id11" draw:start-glue-point="3" draw:end-shape="id10" draw:end-glue-point="3" svg:d="m4966 7323h-897v9562h8345">
          <text:p/>
        </draw:connector>
        <draw:frame draw:style-name="gr14" draw:text-style-name="P5" xml:id="id14" draw:id="id14" draw:layer="layout" svg:width="2.593cm" svg:height="0.962cm" svg:x="0.98cm" svg:y="4.643cm">
          <draw:text-box>
            <text:p><text:span text:style-name="T3">START</text:span></text:p>
          </draw:text-box>
        </draw:frame>
        <draw:connector draw:style-name="gr7" draw:text-style-name="P1" draw:layer="layout" svg:x1="3.573cm" svg:y1="5.124cm" svg:x2="4.966cm" svg:y2="5.124cm" draw:start-shape="id14" draw:start-glue-point="1" draw:end-shape="id12" draw:end-glue-point="3" svg:d="m3573 5124h1393">
          <text:p/>
        </draw:connector>
        <draw:line draw:style-name="gr3" draw:text-style-name="P1" draw:layer="layout" svg:x1="12.774cm" svg:y1="18.181cm" svg:x2="17.219cm" svg:y2="18.181cm">
          <text:p/>
        </draw:line>
        <draw:line draw:style-name="gr3" draw:text-style-name="P1" draw:layer="layout" svg:x1="12.774cm" svg:y1="18.427cm" svg:x2="19.124cm" svg:y2="18.427cm">
          <text:p/>
        </draw:line>
        <draw:line draw:style-name="gr3" draw:text-style-name="P1" draw:layer="layout" svg:x1="12.774cm" svg:y1="18.662cm" svg:x2="17.854cm" svg:y2="18.662cm">
          <text:p/>
        </draw:line>
        <draw:custom-shape draw:style-name="gr6" draw:text-style-name="P1" draw:layer="layout" svg:width="1.27cm" svg:height="1.27cm" svg:x="16.062cm" svg:y="18.0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8.15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116cm" svg:x="1cm" svg:y="3.362cm"/>
      <draw:page-thumbnail draw:layer="backgroundobjects" svg:width="9.294cm" svg:height="5.116cm" svg:x="1cm" svg:y="11.41cm" draw:page-number="1"/>
      <draw:page-thumbnail draw:layer="backgroundobjects" svg:width="9.294cm" svg:height="5.116cm" svg:x="1cm" svg:y="19.458cm"/>
      <draw:page-thumbnail draw:layer="backgroundobjects" svg:width="9.294cm" svg:height="5.116cm" svg:x="11.295cm" svg:y="3.362cm"/>
      <draw:page-thumbnail draw:layer="backgroundobjects" svg:width="9.294cm" svg:height="5.116cm" svg:x="11.295cm" svg:y="11.41cm"/>
      <draw:page-thumbnail draw:layer="backgroundobjects" svg:width="9.294cm" svg:height="5.116cm" svg:x="11.295cm" svg:y="19.458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7cm" presentation:class="title" presentation:placeholder="true">
        <draw:text-box/>
      </draw:frame>
      <draw:frame presentation:style-name="Default-outline1" draw:layer="backgroundobjects" svg:width="25.199cm" svg:height="13.863cm" svg:x="1.399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e Marcus</meta:initial-creator>
    <meta:creation-date>2011-08-05T02:15:09</meta:creation-date>
    <meta:editing-duration>PT1H36M42S</meta:editing-duration>
    <meta:editing-cycles>14</meta:editing-cycles>
    <dc:date>2011-09-04T15:33:55</dc:date>
    <dc:creator>Mae Marcus</dc:creator>
    <meta:generator>LibreOffice/3.3$Unix LibreOffice_project/330m19$Build-301</meta:generator>
    <meta:document-statistic meta:object-count="93"/>
  </office:meta>
</office:document-meta>
</file>